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rsid="0003de3f" officeooo:paragraph-rsid="0003de3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2cdbc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3de3f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9380b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paragraph-rsid="0009380b"/>
    </style:style>
    <style:style style:name="P12" style:family="paragraph" style:parent-style-name="Table_20_Contents">
      <style:text-properties fo:font-weight="bold" officeooo:paragraph-rsid="0009380b" style:font-weight-asian="bold" style:font-weight-complex="bold"/>
    </style:style>
    <style:style style:name="P13" style:family="paragraph" style:parent-style-name="Table_20_Contents">
      <style:text-properties officeooo:rsid="000d8292" officeooo:paragraph-rsid="0009380b"/>
    </style:style>
    <style:style style:name="P14" style:family="paragraph" style:parent-style-name="Table_20_Contents">
      <style:text-properties officeooo:rsid="00093f40" officeooo:paragraph-rsid="0009380b"/>
    </style:style>
    <style:style style:name="P15" style:family="paragraph" style:parent-style-name="Table_20_Contents">
      <style:text-properties officeooo:rsid="0008c033" officeooo:paragraph-rsid="0009380b"/>
    </style:style>
    <style:style style:name="P16" style:family="paragraph" style:parent-style-name="Table_20_Contents">
      <style:text-properties officeooo:rsid="000c4c67" officeooo:paragraph-rsid="0009380b"/>
    </style:style>
    <style:style style:name="P17" style:family="paragraph" style:parent-style-name="Table_20_Contents">
      <style:text-properties officeooo:paragraph-rsid="0009380b"/>
    </style:style>
    <style:style style:name="P18" style:family="paragraph" style:parent-style-name="Azione_20_sistema">
      <style:text-properties officeooo:rsid="000ad213" officeooo:paragraph-rsid="0009380b"/>
    </style:style>
    <style:style style:name="P19" style:family="paragraph" style:parent-style-name="Azione_20_sistema">
      <style:text-properties officeooo:rsid="000d8292" officeooo:paragraph-rsid="0009380b"/>
    </style:style>
    <style:style style:name="P20" style:family="paragraph" style:parent-style-name="Azione_20_sistema">
      <style:text-properties officeooo:rsid="00148823" officeooo:paragraph-rsid="0009380b"/>
    </style:style>
    <style:style style:name="P21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09380b"/>
    </style:style>
    <style:style style:name="P22" style:family="paragraph" style:parent-style-name="Azione_20_attore" style:list-style-name="">
      <style:text-properties officeooo:rsid="000ad213" officeooo:paragraph-rsid="0009380b"/>
    </style:style>
    <style:style style:name="P23" style:family="paragraph" style:parent-style-name="Azione_20_attore">
      <style:text-properties officeooo:rsid="000ad213" officeooo:paragraph-rsid="0009380b"/>
    </style:style>
    <style:style style:name="P24" style:family="paragraph" style:parent-style-name="Azione_20_attore">
      <style:text-properties officeooo:rsid="001736e7" officeooo:paragraph-rsid="0009380b"/>
    </style:style>
    <style:style style:name="P25" style:family="paragraph" style:parent-style-name="Azione_20_attore">
      <style:text-properties officeooo:paragraph-rsid="0009380b"/>
    </style:style>
    <style:style style:name="P26" style:family="paragraph" style:parent-style-name="Text_20_body">
      <style:paragraph-properties fo:text-align="center" style:justify-single-word="false"/>
      <style:text-properties officeooo:paragraph-rsid="0009380b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3de3f"/>
    </style:style>
    <style:style style:name="T5" style:family="text">
      <style:text-properties officeooo:rsid="00045056"/>
    </style:style>
    <style:style style:name="T6" style:family="text">
      <style:text-properties officeooo:rsid="0007301a"/>
    </style:style>
    <style:style style:name="T7" style:family="text">
      <style:text-properties officeooo:rsid="0007ea8a"/>
    </style:style>
    <style:style style:name="T8" style:family="text">
      <style:text-properties officeooo:rsid="00098bf2"/>
    </style:style>
    <style:style style:name="T9" style:family="text">
      <style:text-properties officeooo:rsid="0011615f"/>
    </style:style>
    <style:style style:name="T10" style:family="text">
      <style:text-properties fo:font-weight="normal" officeooo:rsid="00098bf2" style:font-weight-asian="normal" style:font-weight-complex="normal"/>
    </style:style>
    <style:style style:name="T11" style:family="text">
      <style:text-properties officeooo:rsid="00093f40"/>
    </style:style>
    <style:style style:name="T12" style:family="text">
      <style:text-properties officeooo:rsid="000ad213"/>
    </style:style>
    <style:style style:name="T13" style:family="text">
      <style:text-properties officeooo:rsid="00168535"/>
    </style:style>
    <style:style style:name="T14" style:family="text">
      <style:text-properties officeooo:rsid="000d8292"/>
    </style:style>
    <style:style style:name="T15" style:family="text">
      <style:text-properties fo:font-weight="bold" officeooo:rsid="00098bf2" style:font-weight-asian="bold" style:font-weight-complex="bold"/>
    </style:style>
    <style:style style:name="T16" style:family="text">
      <style:text-properties officeooo:rsid="000a3f9c"/>
    </style:style>
    <style:style style:name="T17" style:family="text">
      <style:text-properties officeooo:rsid="0014af7b"/>
    </style:style>
    <style:style style:name="T18" style:family="text">
      <style:text-properties officeooo:rsid="000b7d41"/>
    </style:style>
    <style:style style:name="T19" style:family="text">
      <style:text-properties officeooo:rsid="00108f40"/>
    </style:style>
    <style:style style:name="T20" style:family="text">
      <style:text-properties officeooo:rsid="00195718"/>
    </style:style>
    <style:style style:name="T21" style:family="text">
      <style:text-properties officeooo:rsid="001bdef1"/>
    </style:style>
    <style:style style:name="T22" style:family="text">
      <style:text-properties officeooo:rsid="00098c31"/>
    </style:style>
    <style:style style:name="T23" style:family="text">
      <style:text-properties officeooo:rsid="000a0e2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2">Nome dello use case</text:p>
          </table:table-cell>
          <table:table-cell table:style-name="Tabella33.B1" office:value-type="string">
            <text:p text:style-name="P13"><text:span text:style-name="T8">Effettua Sconto</text:span></text:p>
          </table:table-cell>
        </table:table-row>
        <table:table-row table:style-name="Tabella33.1">
          <table:table-cell table:style-name="Tabella33.A2" office:value-type="string">
            <text:p text:style-name="P12">Specializza</text:p>
          </table:table-cell>
          <table:table-cell table:style-name="Tabella33.B2" office:value-type="string">
            <text:p text:style-name="P14">N/D</text:p>
          </table:table-cell>
        </table:table-row>
        <table:table-row table:style-name="Tabella33.3">
          <table:table-cell table:style-name="Tabella33.A2" office:value-type="string">
            <text:p text:style-name="P12">Attori partecipanti</text:p>
          </table:table-cell>
          <table:table-cell table:style-name="Tabella33.B2" office:value-type="string">
            <text:p text:style-name="P17"><text:span text:style-name="T9">Iniziato da: </text:span><text:span text:style-name="T10">Impiegato</text:span></text:p>
          </table:table-cell>
        </table:table-row>
        <table:table-row table:style-name="Tabella33.3">
          <table:table-cell table:style-name="Tabella33.A2" office:value-type="string">
            <text:p text:style-name="P12">Entry condition</text:p>
          </table:table-cell>
          <table:table-cell table:style-name="Tabella33.B2" office:value-type="string">
            <text:p text:style-name="P17"><text:span text:style-name="T11">L'utente accede al sistema e viene riconosciuto come </text:span><text:span text:style-name="T10">Impiegato</text:span></text:p>
          </table:table-cell>
        </table:table-row>
        <table:table-row table:style-name="Tabella33.5">
          <table:table-cell table:style-name="Tabella33.A2" office:value-type="string">
            <text:p text:style-name="P12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25"><text:span text:style-name="T11">L' utente accede </text:span><text:span text:style-name="T12">alla sezione </text:span><text:span text:style-name="T8">“Effettua Sconto”</text:span></text:p>
                <text:p text:style-name="P18"/>
              </text:list-item>
              <text:list-item>
                <text:p text:style-name="P18">Il sistema mostra <text:span text:style-name="T13">la lista degli </text:span><text:span text:style-name="T8">utenti che hanno diritto allo sconto</text:span></text:p>
                <text:p text:style-name="P23"/>
              </text:list-item>
              <text:list-item>
                <text:p text:style-name="P23">L<text:span text:style-name="T14">'</text:span>utente seleziona <text:span text:style-name="T8">un iscritto che ha diritto allo sconto</text:span></text:p>
                <text:p text:style-name="P19"/>
              </text:list-item>
              <text:list-item>
                <text:p text:style-name="P18">Il sistema mostra un <text:span text:style-name="T8">form dove inserire il valore dello sconto.</text:span></text:p>
              </text:list-item>
            </text:list>
            <text:p text:style-name="P22"><text:span text:style-name="T8"/></text:p>
            <text:list xml:id="list39557154" text:continue-numbering="true" text:style-name="Numerazione_20_UC">
              <text:list-item>
                <text:p text:style-name="P24">L'utente <text:span text:style-name="T8">inserisce i dati.</text:span></text:p>
                <text:p text:style-name="P19"/>
              </text:list-item>
              <text:list-item>
                <text:p text:style-name="P23"><text:s/>L'utente sottomette <text:span text:style-name="T22">i dati</text:span></text:p>
                <text:p text:style-name="P18"/>
              </text:list-item>
              <text:list-item>
                <text:p text:style-name="P20">Il sistema visualizza un messaggio di avvenuta modifica <text:span text:style-name="T8">e sposta l'utente nella sezione “Invia Promemoria” (</text:span><text:span text:style-name="T15">include Invia Promemoria</text:span><text:span text:style-name="T8">)</text:span>.</text:p>
                <text:p text:style-name="P21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2">Exit condition</text:p>
          </table:table-cell>
          <table:table-cell table:style-name="Tabella33.B2" office:value-type="string">
            <text:p text:style-name="P15"><text:span text:style-name="T8">L'Impiegato </text:span><text:span text:style-name="T16">ha inserito</text:span><text:span text:style-name="T17"> </text:span><text:span text:style-name="T8">l'importo</text:span><text:span text:style-name="T18"> </text:span><text:span text:style-name="T16">correttamente, </text:span><text:span text:style-name="T19">ha confermato l' operazione e il sistema ha </text:span><text:span text:style-name="T8">inviato il messaggio di avvenuta modifica.</text:span></text:p>
            <text:p text:style-name="P15"><text:span text:style-name="T16">L'</text:span><text:span text:style-name="T8">Impiegato</text:span><text:span text:style-name="T16"> </text:span><text:span text:style-name="T19">ha </text:span><text:span text:style-name="T20">annullato</text:span><text:span text:style-name="T19"> </text:span><text:span text:style-name="T20">l' </text:span><text:span text:style-name="T19">operazione <text:s/></text:span><text:span text:style-name="T20">e </text:span><text:span text:style-name="T19">il sistema </text:span><text:span text:style-name="T20">non </text:span><text:span text:style-name="T19">ha aggiornato </text:span><text:span text:style-name="T8">la modifica.</text:span></text:p>
          </table:table-cell>
        </table:table-row>
        <table:table-row table:style-name="Tabella33.7">
          <table:table-cell table:style-name="Tabella33.A2" office:value-type="string">
            <text:p text:style-name="P12">Exception condition</text:p>
          </table:table-cell>
          <table:table-cell table:style-name="Tabella33.B2" office:value-type="string">
            <text:list xml:id="list39216984" text:style-name="L1">
              <text:list-item>
                <text:p text:style-name="P11">Nel caso di un errore utente, il sistema mostra all’utente un messaggio di errore che 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2">Requisiti qualitativi</text:p>
          </table:table-cell>
          <table:table-cell table:style-name="Tabella33.B2" office:value-type="string">
            <text:p text:style-name="P16"><text:span text:style-name="T21">L'impiegato deve poter visualizzare </text:span><text:span text:style-name="T23">il messaggio di conferma entro 20 secondi.</text:span></text:p>
          </table:table-cell>
        </table:table-row>
      </table:table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2T19:43:29.92</dc:date>
    <meta:editing-duration>PT18M34S</meta:editing-duration>
    <meta:editing-cycles>9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4" meta:word-count="168" meta:character-count="1077" meta:non-whitespace-character-count="937"/>
  </office:meta>
</office:document-meta>
</file>